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th" svg:font-family="'MathJax Math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2.984cm" table:align="left"/>
    </style:style>
    <style:style style:name="Tabela1.A" style:family="table-column">
      <style:table-column-properties style:column-width="2.367cm"/>
    </style:style>
    <style:style style:name="Tabela1.B" style:family="table-column">
      <style:table-column-properties style:column-width="2.141cm"/>
    </style:style>
    <style:style style:name="Tabela1.C" style:family="table-column">
      <style:table-column-properties style:column-width="4.195cm"/>
    </style:style>
    <style:style style:name="Tabela1.D" style:family="table-column">
      <style:table-column-properties style:column-width="1.834cm"/>
    </style:style>
    <style:style style:name="Tabela1.E" style:family="table-column">
      <style:table-column-properties style:column-width="2.44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weight="bol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Heading">
      <style:paragraph-properties fo:text-align="center" style:justify-single-word="false"/>
    </style:style>
    <style:style style:name="T1" style:family="text">
      <style:text-properties style:font-name="MathJax Math" fo:font-style="italic"/>
    </style:style>
    <style:style style:name="T2" style:family="text">
      <style:text-properties fo:font-style="italic"/>
    </style:style>
    <style:style style:name="T3" style:family="text">
      <style:text-properties officeooo:rsid="00074ee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stgreSQL – <text:span text:style-name="T3">Comandos </text:span>Syntax<text:span text:style-name="T3">e</text:span></text:h>
      <text:p text:style-name="Text_20_body"><text:bookmark text:name="print-source"/><text:a xlink:type="simple" xlink:href="https://www.tutorialspoint.com/postgresql/postgresql_syntax.htm" text:style-name="Internet_20_link" text:visited-style-name="Visited_20_Internet_20_Link">https://www.tutorialspoint.com/postgresql/postgresql_syntax.htm</text:a></text:p>
      <text:section text:style-name="Sect1" text:name="page-print-copy">
        <text:p text:style-name="Text_20_body">Copyright © tutorialspoint.com</text:p>
      </text:section>
      <text:p text:style-name="Text_20_body"/>
      <text:section text:style-name="Sect1" text:name="page-content">
        <text:p text:style-name="Text_20_body">This chapter provides a list of the PostgreSQL SQL commands, followed by the precise syntax rules for each of these commands. This set of commands is taken from the psql command-line tool. Now that you have Postgres installed, open the psql as −</text:p>
        <text:p text:style-name="P1">Program Files → PostgreSQL 9.2 → SQL Shell<text:bookmark text:name="MathJax-Element-1-Frame"/><text:bookmark text:name="MathJax-Span-1"/><text:bookmark text:name="MathJax-Span-2"/><text:bookmark text:name="MathJax-Span-3"/><text:span text:style-name="T1">p</text:span><text:bookmark text:name="MathJax-Span-4"/><text:span text:style-name="T1">s</text:span><text:bookmark text:name="MathJax-Span-5"/><text:span text:style-name="T1">q</text:span><text:bookmark text:name="MathJax-Span-6"/><text:span text:style-name="T1">l</text:span></text:p>
      </text:section>
      <text:p text:style-name="P1">.</text:p>
      <text:p text:style-name="Text_20_body">Using psql, you can generate a complete list of commands by using the \help command. For the syntax of a specific command, use the following command −</text:p>
      <text:p text:style-name="P2"><text:s/>postgres-# \help &lt;command_name&gt;</text:p>
      <text:h text:style-name="Heading_20_2" text:outline-level="2">The SQL Statement</text:h>
      <text:p text:style-name="Text_20_body">An SQL statement is comprised of tokens where each token can represent either a keyword, identifier, quoted identifier, constant, or special character symbol. The table given below uses a simple SELECT statement to illustrate a basic, but complete, SQL statement and its components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>SELECT</text:p>
          </table:table-cell>
          <table:table-cell table:style-name="Tabela1.A1" office:value-type="string">
            <text:p text:style-name="P4">id, name</text:p>
          </table:table-cell>
          <table:table-cell table:style-name="Tabela1.A1" office:value-type="string">
            <text:p text:style-name="P4">FROM</text:p>
          </table:table-cell>
          <table:table-cell table:style-name="Tabela1.A1" office:value-type="string">
            <text:p text:style-name="P4">states</text:p>
          </table:table-cell>
        </table:table-row>
        <table:table-row>
          <table:table-cell table:style-name="Tabela1.A1" office:value-type="string">
            <text:p text:style-name="Table_20_Contents">Token Type</text:p>
          </table:table-cell>
          <table:table-cell table:style-name="Tabela1.A1" office:value-type="string">
            <text:p text:style-name="Table_20_Contents">Keyword</text:p>
          </table:table-cell>
          <table:table-cell table:style-name="Tabela1.A1" office:value-type="string">
            <text:p text:style-name="Table_20_Contents">Identifiers</text:p>
          </table:table-cell>
          <table:table-cell table:style-name="Tabela1.A1" office:value-type="string">
            <text:p text:style-name="Table_20_Contents">Keyword</text:p>
          </table:table-cell>
          <table:table-cell table:style-name="Tabela1.A1" office:value-type="string">
            <text:p text:style-name="Table_20_Contents">Identifier</text:p>
          </table:table-cell>
        </table:table-row>
        <table:table-row>
          <table:table-cell table:style-name="Tabela1.A1" office:value-type="string">
            <text:p text:style-name="Table_20_Contents">Description</text:p>
          </table:table-cell>
          <table:table-cell table:style-name="Tabela1.A1" office:value-type="string">
            <text:p text:style-name="Table_20_Contents">Command</text:p>
          </table:table-cell>
          <table:table-cell table:style-name="Tabela1.A1" office:value-type="string">
            <text:p text:style-name="Table_20_Contents">Id and name columns</text:p>
          </table:table-cell>
          <table:table-cell table:style-name="Tabela1.A1" office:value-type="string">
            <text:p text:style-name="Table_20_Contents">Clause</text:p>
          </table:table-cell>
          <table:table-cell table:style-name="Tabela1.A1" office:value-type="string">
            <text:p text:style-name="Table_20_Contents">Table name</text:p>
          </table:table-cell>
        </table:table-row>
      </table:table>
      <text:h text:style-name="Heading_20_2" text:outline-level="2">PostgreSQL SQL commands</text:h>
      <text:h text:style-name="Heading_20_3" text:outline-level="3">ABORT</text:h>
      <text:p text:style-name="Text_20_body">Abort the current transaction.</text:p>
      <text:p text:style-name="P2">ABORT [ WORK | TRANSACTION ]</text:p>
      <text:h text:style-name="Heading_20_3" text:outline-level="3">ALTER AGGREGATE</text:h>
      <text:p text:style-name="Text_20_body">Change the definition of an aggregate function.</text:p>
      <text:p text:style-name="Preformatted_20_Text">ALTER AGGREGATE name ( type ) RENAME TO new_name</text:p>
      <text:p text:style-name="P2">ALTER AGGREGATE name ( type ) OWNER TO new_owner</text:p>
      <text:h text:style-name="Heading_20_3" text:outline-level="3">ALTER CONVERSION</text:h>
      <text:p text:style-name="Text_20_body">Change the definition of a conversion.</text:p>
      <text:p text:style-name="Preformatted_20_Text">ALTER CONVERSION name RENAME TO new_name</text:p>
      <text:p text:style-name="P2">ALTER CONVERSION name OWNER TO new_owner</text:p>
      <text:h text:style-name="Heading_20_3" text:outline-level="3"><text:soft-page-break/>ALTER DATABASE</text:h>
      <text:p text:style-name="Text_20_body">Change a database specific parameter.</text:p>
      <text:p text:style-name="Preformatted_20_Text">ALTER DATABASE name SET parameter { TO | = } { value | DEFAULT }</text:p>
      <text:p text:style-name="Preformatted_20_Text">ALTER DATABASE name RESET parameter</text:p>
      <text:p text:style-name="Preformatted_20_Text">ALTER DATABASE name RENAME TO new_name</text:p>
      <text:p text:style-name="P2">ALTER DATABASE name OWNER TO new_owner</text:p>
      <text:h text:style-name="Heading_20_3" text:outline-level="3">ALTER DOMAIN</text:h>
      <text:p text:style-name="Text_20_body">Change the definition of a domain specific parameter.</text:p>
      <text:p text:style-name="Preformatted_20_Text">ALTER DOMAIN name { SET DEFAULT expression | DROP DEFAULT }</text:p>
      <text:p text:style-name="Preformatted_20_Text">ALTER DOMAIN name { SET | DROP } NOT NULL</text:p>
      <text:p text:style-name="Preformatted_20_Text">ALTER DOMAIN name ADD domain_constraint</text:p>
      <text:p text:style-name="Preformatted_20_Text">ALTER DOMAIN name DROP CONSTRAINT constraint_name [ RESTRICT | CASCADE ]</text:p>
      <text:p text:style-name="P2">ALTER DOMAIN name OWNER TO new_owner</text:p>
      <text:h text:style-name="Heading_20_3" text:outline-level="3">ALTER FUNCTION</text:h>
      <text:p text:style-name="Text_20_body">Change the definition of a function.</text:p>
      <text:p text:style-name="Preformatted_20_Text">ALTER FUNCTION name ( [ type [, ...] ] ) RENAME TO new_name</text:p>
      <text:p text:style-name="P2">ALTER FUNCTION name ( [ type [, ...] ] ) OWNER TO new_owner</text:p>
      <text:h text:style-name="Heading_20_3" text:outline-level="3">ALTER GROUP</text:h>
      <text:p text:style-name="Text_20_body">Change a user group.</text:p>
      <text:p text:style-name="Preformatted_20_Text">ALTER GROUP groupname ADD USER username [, ... ]</text:p>
      <text:p text:style-name="Preformatted_20_Text">ALTER GROUP groupname DROP USER username [, ... ]</text:p>
      <text:p text:style-name="P2">ALTER GROUP groupname RENAME TO new_name</text:p>
      <text:h text:style-name="Heading_20_3" text:outline-level="3">ALTER INDEX</text:h>
      <text:p text:style-name="Text_20_body">Change the definition of an index.</text:p>
      <text:p text:style-name="Preformatted_20_Text">ALTER INDEX name OWNER TO new_owner</text:p>
      <text:p text:style-name="Preformatted_20_Text">ALTER INDEX name SET TABLESPACE indexspace_name</text:p>
      <text:p text:style-name="P2">ALTER INDEX name RENAME TO new_name</text:p>
      <text:h text:style-name="Heading_20_3" text:outline-level="3">ALTER LANGUAGE</text:h>
      <text:p text:style-name="Text_20_body">Change the definition of a procedural language.</text:p>
      <text:p text:style-name="P2">ALTER LANGUAGE name RENAME TO new_name</text:p>
      <text:h text:style-name="Heading_20_3" text:outline-level="3">ALTER OPERATOR</text:h>
      <text:p text:style-name="Text_20_body">Change the definition of an operator.</text:p>
      <text:p text:style-name="Preformatted_20_Text">ALTER OPERATOR name ( { lefttype | NONE }, { righttype | NONE } )</text:p>
      <text:p text:style-name="P2">OWNER TO new_owner</text:p>
      <text:h text:style-name="Heading_20_3" text:outline-level="3"><text:soft-page-break/>ALTER OPERATOR CLASS</text:h>
      <text:p text:style-name="Text_20_body">Change the definition of an operator class.</text:p>
      <text:p text:style-name="Preformatted_20_Text">ALTER OPERATOR CLASS name USING index_method RENAME TO new_name</text:p>
      <text:p text:style-name="P2">ALTER OPERATOR CLASS name USING index_method OWNER TO new_owner</text:p>
      <text:h text:style-name="Heading_20_3" text:outline-level="3">ALTER SCHEMA</text:h>
      <text:p text:style-name="Text_20_body">Change the definition of a schema.</text:p>
      <text:p text:style-name="Preformatted_20_Text">ALTER SCHEMA name RENAME TO new_name</text:p>
      <text:p text:style-name="P2">ALTER SCHEMA name OWNER TO new_owner</text:p>
      <text:h text:style-name="Heading_20_3" text:outline-level="3">ALTER SEQUENCE</text:h>
      <text:p text:style-name="Text_20_body">Change the definition of a sequence generator.</text:p>
      <text:p text:style-name="Preformatted_20_Text">ALTER SEQUENCE name [ INCREMENT [ BY ] increment ]</text:p>
      <text:p text:style-name="Preformatted_20_Text">[ MINVALUE minvalue | NO MINVALUE ]</text:p>
      <text:p text:style-name="Preformatted_20_Text">[ MAXVALUE maxvalue | NO MAXVALUE ]</text:p>
      <text:p text:style-name="P2">[ RESTART [ WITH ] start ] [ CACHE cache ] [ [ NO ] CYCLE ]</text:p>
      <text:h text:style-name="Heading_20_3" text:outline-level="3">ALTER TABLE</text:h>
      <text:p text:style-name="Text_20_body">Change the definition of a table.</text:p>
      <text:p text:style-name="Preformatted_20_Text">ALTER TABLE [ ONLY ] name [ * ]</text:p>
      <text:p text:style-name="Preformatted_20_Text">action [, ... ]</text:p>
      <text:p text:style-name="Preformatted_20_Text">ALTER TABLE [ ONLY ] name [ * ]</text:p>
      <text:p text:style-name="Preformatted_20_Text">RENAME [ COLUMN ] column TO new_column</text:p>
      <text:p text:style-name="Preformatted_20_Text">ALTER TABLE name</text:p>
      <text:p text:style-name="P2">RENAME TO new_name</text:p>
      <text:p text:style-name="Text_20_body">Where <text:span text:style-name="T2">action</text:span> is one of the following lines −</text:p>
      <text:p text:style-name="Preformatted_20_Text">ADD [ COLUMN ] column_type [ column_constraint [ ... ] ]</text:p>
      <text:p text:style-name="Preformatted_20_Text">DROP [ COLUMN ] column [ RESTRICT | CASCADE ]</text:p>
      <text:p text:style-name="Preformatted_20_Text">ALTER [ COLUMN ] column TYPE type [ USING expression ]</text:p>
      <text:p text:style-name="Preformatted_20_Text">ALTER [ COLUMN ] column SET DEFAULT expression</text:p>
      <text:p text:style-name="Preformatted_20_Text">ALTER [ COLUMN ] column DROP DEFAULT</text:p>
      <text:p text:style-name="Preformatted_20_Text">ALTER [ COLUMN ] column { SET | DROP } NOT NULL</text:p>
      <text:p text:style-name="Preformatted_20_Text">ALTER [ COLUMN ] column SET STATISTICS integer</text:p>
      <text:p text:style-name="Preformatted_20_Text">ALTER [ COLUMN ] column SET STORAGE { PLAIN | EXTERNAL | EXTENDED | MAIN }</text:p>
      <text:p text:style-name="Preformatted_20_Text">ADD table_constraint</text:p>
      <text:p text:style-name="Preformatted_20_Text">DROP CONSTRAINT constraint_name [ RESTRICT | CASCADE ]</text:p>
      <text:p text:style-name="Preformatted_20_Text">CLUSTER ON index_name</text:p>
      <text:p text:style-name="Preformatted_20_Text">SET WITHOUT CLUSTER</text:p>
      <text:p text:style-name="Preformatted_20_Text">SET WITHOUT OIDS</text:p>
      <text:p text:style-name="Preformatted_20_Text">OWNER TO new_owner</text:p>
      <text:p text:style-name="P2">SET TABLESPACE tablespace_name</text:p>
      <text:h text:style-name="Heading_20_3" text:outline-level="3">ALTER TABLESPACE</text:h>
      <text:p text:style-name="Text_20_body">Change the definition of a tablespace.</text:p>
      <text:p text:style-name="Preformatted_20_Text">ALTER TABLESPACE name RENAME TO new_name</text:p>
      <text:p text:style-name="P2">ALTER TABLESPACE name OWNER TO new_owner</text:p>
      <text:h text:style-name="Heading_20_3" text:outline-level="3"><text:soft-page-break/>ALTER TRIGGER</text:h>
      <text:p text:style-name="Text_20_body">Change the definition of a trigger.</text:p>
      <text:p text:style-name="P2">ALTER TRIGGER name ON table RENAME TO new_name</text:p>
      <text:h text:style-name="Heading_20_3" text:outline-level="3">ALTER TYPE</text:h>
      <text:p text:style-name="Text_20_body">Change the definition of a type.</text:p>
      <text:p text:style-name="P2">ALTER TYPE name OWNER TO new_owner</text:p>
      <text:h text:style-name="Heading_20_3" text:outline-level="3">ALTER USER</text:h>
      <text:p text:style-name="Text_20_body">Change a database user account.</text:p>
      <text:p text:style-name="Preformatted_20_Text">ALTER USER name [ [ WITH ] option [ ... ] ]</text:p>
      <text:p text:style-name="Preformatted_20_Text">ALTER USER name RENAME TO new_name</text:p>
      <text:p text:style-name="Preformatted_20_Text">ALTER USER name SET parameter { TO | = } { value | DEFAULT }</text:p>
      <text:p text:style-name="P2">ALTER USER name RESET parameter</text:p>
      <text:p text:style-name="Text_20_body">Where <text:span text:style-name="T2">option</text:span> can be −</text:p>
      <text:p text:style-name="Preformatted_20_Text">[ ENCRYPTED | UNENCRYPTED ] PASSWORD 'password'</text:p>
      <text:p text:style-name="Preformatted_20_Text">| CREATEDB | NOCREATEDB</text:p>
      <text:p text:style-name="Preformatted_20_Text">| CREATEUSER | NOCREATEUSER</text:p>
      <text:p text:style-name="P2">| VALID UNTIL 'abstime'</text:p>
      <text:h text:style-name="Heading_20_3" text:outline-level="3">ANALYZE</text:h>
      <text:p text:style-name="Text_20_body">Collect statistics about a database.</text:p>
      <text:p text:style-name="P2">ANALYZE [ VERBOSE ] [ table [ (column [, ...] ) ] ]</text:p>
      <text:h text:style-name="Heading_20_3" text:outline-level="3">BEGIN</text:h>
      <text:p text:style-name="Text_20_body">Start a transaction block.</text:p>
      <text:p text:style-name="P2">BEGIN [ WORK | TRANSACTION ] [ transaction_mode [, ...] ]</text:p>
      <text:p text:style-name="Text_20_body">Where <text:span text:style-name="T2">transaction_mode</text:span> is one of −</text:p>
      <text:p text:style-name="Preformatted_20_Text">ISOLATION LEVEL { </text:p>
      <text:p text:style-name="Preformatted_20_Text"><text:s text:c="3"/>SERIALIZABLE | REPEATABLE READ | READ COMMITTED</text:p>
      <text:p text:style-name="Preformatted_20_Text"><text:s text:c="3"/>| READ UNCOMMITTED</text:p>
      <text:p text:style-name="Preformatted_20_Text">}</text:p>
      <text:p text:style-name="P2">READ WRITE | READ ONLY</text:p>
      <text:h text:style-name="Heading_20_3" text:outline-level="3">CHECKPOINT</text:h>
      <text:p text:style-name="Text_20_body">Force a transaction log checkpoint.</text:p>
      <text:p text:style-name="P2">CHECKPOINT</text:p>
      <text:h text:style-name="Heading_20_3" text:outline-level="3">CLOSE</text:h>
      <text:p text:style-name="Text_20_body">Close a cursor.</text:p>
      <text:p text:style-name="P2"><text:soft-page-break/>CLOSE name</text:p>
      <text:h text:style-name="Heading_20_3" text:outline-level="3">CLUSTER</text:h>
      <text:p text:style-name="Text_20_body">Cluster a table according to an index.</text:p>
      <text:p text:style-name="Preformatted_20_Text">CLUSTER index_name ON table_name</text:p>
      <text:p text:style-name="Preformatted_20_Text">CLUSTER table_name</text:p>
      <text:p text:style-name="P2">CLUSTER</text:p>
      <text:h text:style-name="Heading_20_3" text:outline-level="3">COMMENT</text:h>
      <text:p text:style-name="Text_20_body">Define or change the comment of an object.</text:p>
      <text:p text:style-name="Preformatted_20_Text">COMMENT ON {</text:p>
      <text:p text:style-name="Preformatted_20_Text"><text:s text:c="3"/>TABLE object_name |</text:p>
      <text:p text:style-name="Preformatted_20_Text"><text:s text:c="3"/>COLUMN table_name.column_name |</text:p>
      <text:p text:style-name="Preformatted_20_Text"><text:s text:c="3"/>AGGREGATE agg_name (agg_type) |</text:p>
      <text:p text:style-name="Preformatted_20_Text"><text:s text:c="3"/>CAST (source_type AS target_type) |</text:p>
      <text:p text:style-name="Preformatted_20_Text"><text:s text:c="3"/>CONSTRAINT constraint_name ON table_name |</text:p>
      <text:p text:style-name="Preformatted_20_Text"><text:s text:c="3"/>CONVERSION object_name |</text:p>
      <text:p text:style-name="Preformatted_20_Text"><text:s text:c="3"/>DATABASE object_name |</text:p>
      <text:p text:style-name="Preformatted_20_Text"><text:s text:c="3"/>DOMAIN object_name |</text:p>
      <text:p text:style-name="Preformatted_20_Text"><text:s text:c="3"/>FUNCTION func_name (arg1_type, arg2_type, ...) |</text:p>
      <text:p text:style-name="Preformatted_20_Text"><text:s text:c="3"/>INDEX object_name |</text:p>
      <text:p text:style-name="Preformatted_20_Text"><text:s text:c="3"/>LARGE OBJECT large_object_oid |</text:p>
      <text:p text:style-name="Preformatted_20_Text"><text:s text:c="3"/>OPERATOR op (left_operand_type, right_operand_type) |</text:p>
      <text:p text:style-name="Preformatted_20_Text"><text:s text:c="3"/>OPERATOR CLASS object_name USING index_method |</text:p>
      <text:p text:style-name="Preformatted_20_Text"><text:s text:c="3"/>[ PROCEDURAL ] LANGUAGE object_name |</text:p>
      <text:p text:style-name="Preformatted_20_Text"><text:s text:c="3"/>RULE rule_name ON table_name |</text:p>
      <text:p text:style-name="Preformatted_20_Text"><text:s text:c="3"/>SCHEMA object_name |</text:p>
      <text:p text:style-name="Preformatted_20_Text"><text:s text:c="3"/>SEQUENCE object_name |</text:p>
      <text:p text:style-name="Preformatted_20_Text"><text:s text:c="3"/>TRIGGER trigger_name ON table_name |</text:p>
      <text:p text:style-name="Preformatted_20_Text"><text:s text:c="3"/>TYPE object_name |</text:p>
      <text:p text:style-name="Preformatted_20_Text"><text:s text:c="3"/>VIEW object_name</text:p>
      <text:p text:style-name="Preformatted_20_Text">} </text:p>
      <text:p text:style-name="P2">IS 'text'</text:p>
      <text:h text:style-name="Heading_20_3" text:outline-level="3">COMMIT</text:h>
      <text:p text:style-name="Text_20_body">Commit the current transaction.</text:p>
      <text:p text:style-name="P2">COMMIT [ WORK | TRANSACTION ]</text:p>
      <text:h text:style-name="Heading_20_3" text:outline-level="3">COPY</text:h>
      <text:p text:style-name="Text_20_body">Copy data between a file and a table.</text:p>
      <text:p text:style-name="Preformatted_20_Text">COPY table_name [ ( column [, ...] ) ]</text:p>
      <text:p text:style-name="Preformatted_20_Text">FROM { 'filename' | STDIN }</text:p>
      <text:p text:style-name="Preformatted_20_Text">[ WITH ]</text:p>
      <text:p text:style-name="Preformatted_20_Text">[ BINARY ]</text:p>
      <text:p text:style-name="Preformatted_20_Text">[ OIDS ]</text:p>
      <text:p text:style-name="Preformatted_20_Text">[ DELIMITER [ AS ] 'delimiter' ]</text:p>
      <text:p text:style-name="Preformatted_20_Text">[ NULL [ AS ] 'null string' ]</text:p>
      <text:p text:style-name="Preformatted_20_Text">[ CSV [ QUOTE [ AS ] 'quote' ]</text:p>
      <text:p text:style-name="Preformatted_20_Text">[ ESCAPE [ AS ] 'escape' ]</text:p>
      <text:p text:style-name="Preformatted_20_Text">[ FORCE NOT NULL column [, ...] ]</text:p>
      <text:p text:style-name="Preformatted_20_Text">COPY table_name [ ( column [, ...] ) ]</text:p>
      <text:p text:style-name="Preformatted_20_Text">TO { 'filename' | STDOUT }</text:p>
      <text:p text:style-name="Preformatted_20_Text"><text:soft-page-break/>[ [ WITH ]</text:p>
      <text:p text:style-name="Preformatted_20_Text">[ BINARY ]</text:p>
      <text:p text:style-name="Preformatted_20_Text">[ OIDS ]</text:p>
      <text:p text:style-name="Preformatted_20_Text">[ DELIMITER [ AS ] 'delimiter' ]</text:p>
      <text:p text:style-name="Preformatted_20_Text">[ NULL [ AS ] 'null string' ]</text:p>
      <text:p text:style-name="Preformatted_20_Text">[ CSV [ QUOTE [ AS ] 'quote' ]</text:p>
      <text:p text:style-name="Preformatted_20_Text">[ ESCAPE [ AS ] 'escape' ]</text:p>
      <text:p text:style-name="P2">[ FORCE QUOTE column [, ...] ]</text:p>
      <text:h text:style-name="Heading_20_3" text:outline-level="3">CREATE AGGREGATE</text:h>
      <text:p text:style-name="Text_20_body">Define a new aggregate function.</text:p>
      <text:p text:style-name="Preformatted_20_Text">CREATE AGGREGATE name (</text:p>
      <text:p text:style-name="Preformatted_20_Text"><text:s text:c="3"/>BASETYPE = input_data_type,</text:p>
      <text:p text:style-name="Preformatted_20_Text"><text:s text:c="3"/>SFUNC = sfunc,</text:p>
      <text:p text:style-name="Preformatted_20_Text"><text:s text:c="3"/>STYPE = state_data_type</text:p>
      <text:p text:style-name="Preformatted_20_Text"><text:s text:c="3"/>[, FINALFUNC = ffunc ]</text:p>
      <text:p text:style-name="Preformatted_20_Text"><text:s text:c="3"/>[, INITCOND = initial_condition ]</text:p>
      <text:p text:style-name="P2">)</text:p>
      <text:h text:style-name="Heading_20_3" text:outline-level="3">CREATE CAST</text:h>
      <text:p text:style-name="Text_20_body">Define a new cast.</text:p>
      <text:p text:style-name="Preformatted_20_Text">CREATE CAST (source_type AS target_type)</text:p>
      <text:p text:style-name="Preformatted_20_Text">WITH FUNCTION func_name (arg_types)</text:p>
      <text:p text:style-name="Preformatted_20_Text">[ AS ASSIGNMENT | AS IMPLICIT ]</text:p>
      <text:p text:style-name="Preformatted_20_Text">CREATE CAST (source_type AS target_type)</text:p>
      <text:p text:style-name="Preformatted_20_Text">WITHOUT FUNCTION</text:p>
      <text:p text:style-name="P2">[ AS ASSIGNMENT | AS IMPLICIT ]</text:p>
      <text:h text:style-name="Heading_20_3" text:outline-level="3">CREATE CONSTRAINT TRIGGER</text:h>
      <text:p text:style-name="Text_20_body">Define a new constraint trigger.</text:p>
      <text:p text:style-name="Preformatted_20_Text">CREATE CONSTRAINT TRIGGER name</text:p>
      <text:p text:style-name="Preformatted_20_Text">AFTER events ON</text:p>
      <text:p text:style-name="Preformatted_20_Text">table_name constraint attributes</text:p>
      <text:p text:style-name="P2">FOR EACH ROW EXECUTE PROCEDURE func_name ( args )</text:p>
      <text:h text:style-name="Heading_20_3" text:outline-level="3">CREATE CONVERSION</text:h>
      <text:p text:style-name="Text_20_body">Define a new conversion.</text:p>
      <text:p text:style-name="Preformatted_20_Text">CREATE [DEFAULT] CONVERSION name</text:p>
      <text:p text:style-name="P2">FOR source_encoding TO dest_encoding FROM func_name</text:p>
      <text:h text:style-name="Heading_20_3" text:outline-level="3">CREATE DATABASE</text:h>
      <text:p text:style-name="Text_20_body">Create a new database.</text:p>
      <text:p text:style-name="Preformatted_20_Text">CREATE DATABASE name</text:p>
      <text:p text:style-name="Preformatted_20_Text">[ [ WITH ] [ OWNER [=] db_owner ]</text:p>
      <text:p text:style-name="Preformatted_20_Text"><text:s text:c="3"/>[ TEMPLATE [=] template ]</text:p>
      <text:p text:style-name="Preformatted_20_Text"><text:s text:c="3"/>[ ENCODING [=] encoding ]</text:p>
      <text:p text:style-name="Preformatted_20_Text"><text:s text:c="3"/>[ TABLESPACE [=] tablespace ] </text:p>
      <text:p text:style-name="P2">]</text:p>
      <text:h text:style-name="Heading_20_3" text:outline-level="3"><text:soft-page-break/>CREATE DOMAIN</text:h>
      <text:p text:style-name="Text_20_body">Define a new domain.</text:p>
      <text:p text:style-name="Preformatted_20_Text">CREATE DOMAIN name [AS] data_type</text:p>
      <text:p text:style-name="Preformatted_20_Text">[ DEFAULT expression ]</text:p>
      <text:p text:style-name="P2">[ constraint [ ... ] ]</text:p>
      <text:p text:style-name="Text_20_body">Where <text:span text:style-name="T2">constraint</text:span> is −</text:p>
      <text:p text:style-name="Preformatted_20_Text">[ CONSTRAINT constraint_name ]</text:p>
      <text:p text:style-name="P2">{ NOT NULL | NULL | CHECK (expression) }</text:p>
      <text:h text:style-name="Heading_20_3" text:outline-level="3">CREATE FUNCTION</text:h>
      <text:p text:style-name="Text_20_body">Define a new function.</text:p>
      <text:p text:style-name="Preformatted_20_Text">CREATE [ OR REPLACE ] FUNCTION name ( [ [ arg_name ] arg_type [, ...] ] )</text:p>
      <text:p text:style-name="Preformatted_20_Text">RETURNS ret_type</text:p>
      <text:p text:style-name="Preformatted_20_Text">{ LANGUAGE lang_name</text:p>
      <text:p text:style-name="Preformatted_20_Text"><text:s text:c="3"/>| IMMUTABLE | STABLE | VOLATILE</text:p>
      <text:p text:style-name="Preformatted_20_Text"><text:s text:c="3"/>| CALLED ON NULL INPUT | RETURNS NULL ON NULL INPUT | STRICT</text:p>
      <text:p text:style-name="Preformatted_20_Text"><text:s text:c="3"/>| [ EXTERNAL ] SECURITY INVOKER | [ EXTERNAL ] SECURITY DEFINER</text:p>
      <text:p text:style-name="Preformatted_20_Text"><text:s text:c="3"/>| AS 'definition'</text:p>
      <text:p text:style-name="Preformatted_20_Text"><text:s text:c="3"/>| AS 'obj_file', 'link_symbol'</text:p>
      <text:p text:style-name="Preformatted_20_Text">} ...</text:p>
      <text:p text:style-name="P2">[ WITH ( attribute [, ...] ) ]</text:p>
      <text:h text:style-name="Heading_20_3" text:outline-level="3">CREATE GROUP</text:h>
      <text:p text:style-name="Text_20_body">Define a new user group.</text:p>
      <text:p text:style-name="Preformatted_20_Text">CREATE GROUP name [ [ WITH ] option [ ... ] ]</text:p>
      <text:p text:style-name="Preformatted_20_Text">Where option can be:</text:p>
      <text:p text:style-name="Preformatted_20_Text">SYSID gid</text:p>
      <text:p text:style-name="P2">| USER username [, ...]</text:p>
      <text:h text:style-name="Heading_20_3" text:outline-level="3">CREATE INDEX</text:h>
      <text:p text:style-name="Text_20_body">Define a new index.</text:p>
      <text:p text:style-name="Preformatted_20_Text">CREATE [ UNIQUE ] INDEX name ON table [ USING method ]</text:p>
      <text:p text:style-name="Preformatted_20_Text">( { column | ( expression ) } [ opclass ] [, ...] )</text:p>
      <text:p text:style-name="Preformatted_20_Text">[ TABLESPACE tablespace ]</text:p>
      <text:p text:style-name="P2">[ WHERE predicate ]</text:p>
      <text:h text:style-name="Heading_20_3" text:outline-level="3">CREATE LANGUAGE</text:h>
      <text:p text:style-name="Text_20_body">Define a new procedural language.</text:p>
      <text:p text:style-name="Preformatted_20_Text">CREATE [ TRUSTED ] [ PROCEDURAL ] LANGUAGE name</text:p>
      <text:p text:style-name="P2">HANDLER call_handler [ VALIDATOR val_function ]</text:p>
      <text:h text:style-name="Heading_20_3" text:outline-level="3">CREATE OPERATOR</text:h>
      <text:p text:style-name="Text_20_body">Define a new operator.</text:p>
      <text:p text:style-name="Preformatted_20_Text">CREATE OPERATOR name (</text:p>
      <text:p text:style-name="Preformatted_20_Text"><text:s text:c="3"/>PROCEDURE = func_name</text:p>
      <text:p text:style-name="Preformatted_20_Text"><text:soft-page-break/><text:s text:c="3"/>[, LEFTARG = left_type ] [, RIGHTARG = right_type ]</text:p>
      <text:p text:style-name="Preformatted_20_Text"><text:s text:c="3"/>[, COMMUTATOR = com_op ] [, NEGATOR = neg_op ]</text:p>
      <text:p text:style-name="Preformatted_20_Text"><text:s text:c="3"/>[, RESTRICT = res_proc ] [, JOIN = join_proc ]</text:p>
      <text:p text:style-name="Preformatted_20_Text"><text:s text:c="3"/>[, HASHES ] [, MERGES ]</text:p>
      <text:p text:style-name="Preformatted_20_Text"><text:s text:c="3"/>[, SORT1 = left_sort_op ] [, SORT2 = right_sort_op ]</text:p>
      <text:p text:style-name="Preformatted_20_Text"><text:s text:c="3"/>[, LTCMP = less_than_op ] [, GTCMP = greater_than_op ]</text:p>
      <text:p text:style-name="P2">)</text:p>
      <text:h text:style-name="Heading_20_3" text:outline-level="3">CREATE OPERATOR CLASS</text:h>
      <text:p text:style-name="Text_20_body">Define a new operator class.</text:p>
      <text:p text:style-name="Preformatted_20_Text">CREATE OPERATOR CLASS name [ DEFAULT ] FOR TYPE data_type</text:p>
      <text:p text:style-name="Preformatted_20_Text">USING index_method AS</text:p>
      <text:p text:style-name="Preformatted_20_Text">{ OPERATOR strategy_number operator_name [ ( op_type, op_type ) ] [ RECHECK ]</text:p>
      <text:p text:style-name="Preformatted_20_Text"><text:s text:c="3"/>| FUNCTION support_number func_name ( argument_type [, ...] )</text:p>
      <text:p text:style-name="Preformatted_20_Text"><text:s text:c="3"/>| STORAGE storage_type</text:p>
      <text:p text:style-name="P2">} [, ... ]</text:p>
      <text:h text:style-name="Heading_20_3" text:outline-level="3">CREATE RULE</text:h>
      <text:p text:style-name="Text_20_body">Define a new rewrite rule.</text:p>
      <text:p text:style-name="Preformatted_20_Text">CREATE [ OR REPLACE ] RULE name AS ON event</text:p>
      <text:p text:style-name="Preformatted_20_Text">TO table [ WHERE condition ]</text:p>
      <text:p text:style-name="P2">DO [ ALSO | INSTEAD ] { NOTHING | command | ( command ; command ... ) }</text:p>
      <text:h text:style-name="Heading_20_3" text:outline-level="3">CREATE SCHEMA</text:h>
      <text:p text:style-name="Text_20_body">Define a new schema.</text:p>
      <text:p text:style-name="Preformatted_20_Text">CREATE SCHEMA schema_name</text:p>
      <text:p text:style-name="Preformatted_20_Text">[ AUTHORIZATION username ] [ schema_element [ ... ] ]</text:p>
      <text:p text:style-name="Preformatted_20_Text">CREATE SCHEMA AUTHORIZATION username</text:p>
      <text:p text:style-name="P2">[ schema_element [ ... ] ]</text:p>
      <text:h text:style-name="Heading_20_3" text:outline-level="3">CREATE SEQUENCE</text:h>
      <text:p text:style-name="Text_20_body">Define a new sequence generator.</text:p>
      <text:p text:style-name="Preformatted_20_Text">CREATE [ TEMPORARY | TEMP ] SEQUENCE name</text:p>
      <text:p text:style-name="Preformatted_20_Text">[ INCREMENT [ BY ] increment ]</text:p>
      <text:p text:style-name="Preformatted_20_Text">[ MINVALUE minvalue | NO MINVALUE ]</text:p>
      <text:p text:style-name="Preformatted_20_Text">[ MAXVALUE maxvalue | NO MAXVALUE ]</text:p>
      <text:p text:style-name="P2">[ START [ WITH ] start ] [ CACHE cache ] [ [ NO ] CYCLE ]</text:p>
      <text:h text:style-name="Heading_20_3" text:outline-level="3">CREATE TABLE</text:h>
      <text:p text:style-name="Text_20_body">Define a new table.</text:p>
      <text:p text:style-name="Preformatted_20_Text">CREATE [ [ GLOBAL | LOCAL ] { </text:p>
      <text:p text:style-name="Preformatted_20_Text"><text:s text:c="3"/>TEMPORARY | TEMP } ] TABLE table_name ( { </text:p>
      <text:p text:style-name="Preformatted_20_Text"><text:s text:c="6"/>column_name data_type [ DEFAULT default_expr ] [ column_constraint [ ... ] ]</text:p>
      <text:p text:style-name="Preformatted_20_Text"><text:s text:c="6"/>| table_constraint</text:p>
      <text:p text:style-name="Preformatted_20_Text"><text:s text:c="6"/>| LIKE parent_table [ { INCLUDING | EXCLUDING } DEFAULTS ] </text:p>
      <text:p text:style-name="Preformatted_20_Text"><text:s text:c="3"/>} [, ... ]</text:p>
      <text:p text:style-name="Preformatted_20_Text">)</text:p>
      <text:p text:style-name="Preformatted_20_Text">[ INHERITS ( parent_table [, ... ] ) ]</text:p>
      <text:p text:style-name="Preformatted_20_Text"><text:soft-page-break/>[ WITH OIDS | WITHOUT OIDS ]</text:p>
      <text:p text:style-name="Preformatted_20_Text">[ ON COMMIT { PRESERVE ROWS | DELETE ROWS | DROP } ]</text:p>
      <text:p text:style-name="P2">[ TABLESPACE tablespace ]</text:p>
      <text:p text:style-name="Text_20_body">Where <text:span text:style-name="T2">column_constraint</text:span> is −</text:p>
      <text:p text:style-name="Preformatted_20_Text">[ CONSTRAINT constraint_name ] { </text:p>
      <text:p text:style-name="Preformatted_20_Text"><text:s text:c="3"/>NOT NULL |</text:p>
      <text:p text:style-name="Preformatted_20_Text"><text:s text:c="3"/>NULL |</text:p>
      <text:p text:style-name="Preformatted_20_Text"><text:s text:c="3"/>UNIQUE [ USING INDEX TABLESPACE tablespace ] |</text:p>
      <text:p text:style-name="Preformatted_20_Text"><text:s text:c="3"/>PRIMARY KEY [ USING INDEX TABLESPACE tablespace ] |</text:p>
      <text:p text:style-name="Preformatted_20_Text"><text:s text:c="3"/>CHECK (expression) |</text:p>
      <text:p text:style-name="Preformatted_20_Text"><text:s text:c="3"/>REFERENCES ref_table [ ( ref_column ) ]</text:p>
      <text:p text:style-name="Preformatted_20_Text"><text:s text:c="3"/>[ MATCH FULL | MATCH PARTIAL | MATCH SIMPLE ]</text:p>
      <text:p text:style-name="Preformatted_20_Text"><text:s text:c="3"/>[ ON DELETE action ] [ ON UPDATE action ] </text:p>
      <text:p text:style-name="Preformatted_20_Text">}</text:p>
      <text:p text:style-name="P2">[ DEFERRABLE | NOT DEFERRABLE ] [ INITIALLY DEFERRED | INITIALLY IMMEDIATE ]</text:p>
      <text:p text:style-name="Text_20_body">And <text:span text:style-name="T2">table_constraint</text:span> is −</text:p>
      <text:p text:style-name="Preformatted_20_Text">[ CONSTRAINT constraint_name ]</text:p>
      <text:p text:style-name="Preformatted_20_Text">{ UNIQUE ( column_name [, ... ] ) [ USING INDEX TABLESPACE tablespace ] |</text:p>
      <text:p text:style-name="Preformatted_20_Text">PRIMARY KEY ( column_name [, ... ] ) [ USING INDEX TABLESPACE tablespace ] |</text:p>
      <text:p text:style-name="Preformatted_20_Text">CHECK ( expression ) |</text:p>
      <text:p text:style-name="Preformatted_20_Text">FOREIGN KEY ( column_name [, ... ] )</text:p>
      <text:p text:style-name="Preformatted_20_Text">REFERENCES ref_table [ ( ref_column [, ... ] ) ]</text:p>
      <text:p text:style-name="Preformatted_20_Text">[ MATCH FULL | MATCH PARTIAL | MATCH SIMPLE ]</text:p>
      <text:p text:style-name="Preformatted_20_Text">[ ON DELETE action ] [ ON UPDATE action ] }</text:p>
      <text:p text:style-name="P2">[ DEFERRABLE | NOT DEFERRABLE ] [ INITIALLY DEFERRED | INITIALLY IMMEDIATE ]</text:p>
      <text:h text:style-name="Heading_20_3" text:outline-level="3">CREATE TABLE AS</text:h>
      <text:p text:style-name="Text_20_body">Define a new table from the results of a query.</text:p>
      <text:p text:style-name="Preformatted_20_Text">CREATE [ [ GLOBAL | LOCAL ] { TEMPORARY | TEMP } ] TABLE table_name</text:p>
      <text:p text:style-name="Preformatted_20_Text">[ (column_name [, ...] ) ] [ [ WITH | WITHOUT ] OIDS ]</text:p>
      <text:p text:style-name="P2">AS query</text:p>
      <text:h text:style-name="Heading_20_3" text:outline-level="3">CREATE TABLESPACE</text:h>
      <text:p text:style-name="Text_20_body">Define a new tablespace.</text:p>
      <text:p text:style-name="P2">CREATE TABLESPACE tablespace_name [ OWNER username ] LOCATION 'directory'</text:p>
      <text:h text:style-name="Heading_20_3" text:outline-level="3">CREATE TRIGGER</text:h>
      <text:p text:style-name="Text_20_body">Define a new trigger.</text:p>
      <text:p text:style-name="Preformatted_20_Text">CREATE TRIGGER name { BEFORE | AFTER } { event [ OR ... ] }</text:p>
      <text:p text:style-name="Preformatted_20_Text">ON table [ FOR [ EACH ] { ROW | STATEMENT } ]</text:p>
      <text:p text:style-name="P2">EXECUTE PROCEDURE func_name ( arguments )</text:p>
      <text:h text:style-name="Heading_20_3" text:outline-level="3">CREATE TYPE</text:h>
      <text:p text:style-name="Text_20_body">Define a new data type.</text:p>
      <text:p text:style-name="Preformatted_20_Text">CREATE TYPE name AS</text:p>
      <text:p text:style-name="Preformatted_20_Text">( attribute_name data_type [, ... ] )</text:p>
      <text:p text:style-name="Preformatted_20_Text">CREATE TYPE name (</text:p>
      <text:p text:style-name="Preformatted_20_Text">INPUT = input_function,</text:p>
      <text:p text:style-name="Preformatted_20_Text"><text:soft-page-break/>OUTPUT = output_function</text:p>
      <text:p text:style-name="Preformatted_20_Text">[, RECEIVE = receive_function ]</text:p>
      <text:p text:style-name="Preformatted_20_Text">[, SEND = send_function ]</text:p>
      <text:p text:style-name="Preformatted_20_Text">[, ANALYZE = analyze_function ]</text:p>
      <text:p text:style-name="Preformatted_20_Text">[, INTERNALLENGTH = { internal_length | VARIABLE } ]</text:p>
      <text:p text:style-name="Preformatted_20_Text">[, PASSEDBYVALUE ]</text:p>
      <text:p text:style-name="Preformatted_20_Text">[, ALIGNMENT = alignment ]</text:p>
      <text:p text:style-name="Preformatted_20_Text">[, STORAGE = storage ]</text:p>
      <text:p text:style-name="Preformatted_20_Text">[, DEFAULT = default ]</text:p>
      <text:p text:style-name="Preformatted_20_Text">[, ELEMENT = element ]</text:p>
      <text:p text:style-name="Preformatted_20_Text">[, DELIMITER = delimiter ]</text:p>
      <text:p text:style-name="P2">)</text:p>
      <text:h text:style-name="Heading_20_3" text:outline-level="3">CREATE USER</text:h>
      <text:p text:style-name="Text_20_body">Define a new database user account.</text:p>
      <text:p text:style-name="P2">CREATE USER name [ [ WITH ] option [ ... ] ]</text:p>
      <text:p text:style-name="Text_20_body">Where <text:span text:style-name="T2">option</text:span> can be −</text:p>
      <text:p text:style-name="Preformatted_20_Text">SYSID uid</text:p>
      <text:p text:style-name="Preformatted_20_Text">| [ ENCRYPTED | UNENCRYPTED ] PASSWORD 'password'</text:p>
      <text:p text:style-name="Preformatted_20_Text">| CREATEDB | NOCREATEDB</text:p>
      <text:p text:style-name="Preformatted_20_Text">| CREATEUSER | NOCREATEUSER</text:p>
      <text:p text:style-name="Preformatted_20_Text">| IN GROUP group_name [, ...]</text:p>
      <text:p text:style-name="P2">| VALID UNTIL 'abs_time'</text:p>
      <text:h text:style-name="Heading_20_3" text:outline-level="3">CREATE VIEW</text:h>
      <text:p text:style-name="Text_20_body">Define a new view.</text:p>
      <text:p text:style-name="P2">CREATE [ OR REPLACE ] VIEW name [ ( column_name [, ...] ) ] AS query</text:p>
      <text:h text:style-name="Heading_20_3" text:outline-level="3">DEALLOCATE</text:h>
      <text:p text:style-name="Text_20_body">Deallocate a prepared statement.</text:p>
      <text:p text:style-name="P2">DEALLOCATE [ PREPARE ] plan_name</text:p>
      <text:h text:style-name="Heading_20_3" text:outline-level="3">DECLARE</text:h>
      <text:p text:style-name="Text_20_body">Define a cursor.</text:p>
      <text:p text:style-name="Preformatted_20_Text">DECLARE name [ BINARY ] [ INSENSITIVE ] [ [ NO ] SCROLL ]</text:p>
      <text:p text:style-name="Preformatted_20_Text">CURSOR [ { WITH | WITHOUT } HOLD ] FOR query</text:p>
      <text:p text:style-name="P2">[ FOR { READ ONLY | UPDATE [ OF column [, ...] ] } ]</text:p>
      <text:h text:style-name="Heading_20_3" text:outline-level="3">DELETE</text:h>
      <text:p text:style-name="Text_20_body">Delete rows of a table.</text:p>
      <text:p text:style-name="P2">DELETE FROM [ ONLY ] table [ WHERE condition ]</text:p>
      <text:h text:style-name="Heading_20_3" text:outline-level="3">DROP AGGREGATE</text:h>
      <text:p text:style-name="Text_20_body">Remove an aggregate function.</text:p>
      <text:p text:style-name="P2"><text:soft-page-break/>DROP AGGREGATE name ( type ) [ CASCADE | RESTRICT ]</text:p>
      <text:h text:style-name="Heading_20_3" text:outline-level="3">DROP CAST</text:h>
      <text:p text:style-name="Text_20_body">Remove a cast.</text:p>
      <text:p text:style-name="P2">DROP CAST (source_type AS target_type) [ CASCADE | RESTRICT ]</text:p>
      <text:h text:style-name="Heading_20_3" text:outline-level="3">DROP CONVERSION</text:h>
      <text:p text:style-name="Text_20_body">Remove a conversion.</text:p>
      <text:p text:style-name="P2">DROP CONVERSION name [ CASCADE | RESTRICT ]</text:p>
      <text:h text:style-name="Heading_20_3" text:outline-level="3">DROP DATABASE</text:h>
      <text:p text:style-name="Text_20_body">Remove a database.</text:p>
      <text:p text:style-name="P2">DROP DATABASE name</text:p>
      <text:h text:style-name="Heading_20_3" text:outline-level="3">DROP DOMAIN</text:h>
      <text:p text:style-name="Text_20_body">Remove a domain.</text:p>
      <text:p text:style-name="P2">DROP DOMAIN name [, ...] [ CASCADE | RESTRICT ]</text:p>
      <text:h text:style-name="Heading_20_3" text:outline-level="3">DROP FUNCTION</text:h>
      <text:p text:style-name="Text_20_body">Remove a function.</text:p>
      <text:p text:style-name="P2">DROP FUNCTION name ( [ type [, ...] ] ) [ CASCADE | RESTRICT ]</text:p>
      <text:h text:style-name="Heading_20_3" text:outline-level="3">DROP GROUP</text:h>
      <text:p text:style-name="Text_20_body">Remove a user group.</text:p>
      <text:p text:style-name="P2">DROP GROUP name</text:p>
      <text:h text:style-name="Heading_20_3" text:outline-level="3">DROP INDEX</text:h>
      <text:p text:style-name="Text_20_body">Remove an index.</text:p>
      <text:p text:style-name="P2">DROP INDEX name [, ...] [ CASCADE | RESTRICT ]</text:p>
      <text:h text:style-name="Heading_20_3" text:outline-level="3">DROP LANGUAGE</text:h>
      <text:p text:style-name="Text_20_body">Remove a procedural language.</text:p>
      <text:p text:style-name="P2">DROP [ PROCEDURAL ] LANGUAGE name [ CASCADE | RESTRICT ]</text:p>
      <text:h text:style-name="Heading_20_3" text:outline-level="3">DROP OPERATOR</text:h>
      <text:p text:style-name="Text_20_body">Remove an operator.</text:p>
      <text:p text:style-name="Preformatted_20_Text">DROP OPERATOR name ( { left_type | NONE }, { right_type | NONE } )</text:p>
      <text:p text:style-name="P2">[ CASCADE | RESTRICT ]</text:p>
      <text:h text:style-name="Heading_20_3" text:outline-level="3"><text:soft-page-break/>DROP OPERATOR CLASS</text:h>
      <text:p text:style-name="Text_20_body">Remove an operator class.</text:p>
      <text:p text:style-name="P2">DROP OPERATOR CLASS name USING index_method [ CASCADE | RESTRICT ]</text:p>
      <text:h text:style-name="Heading_20_3" text:outline-level="3">DROP RULE</text:h>
      <text:p text:style-name="Text_20_body">Remove a rewrite rule.</text:p>
      <text:p text:style-name="P2">DROP RULE name ON relation [ CASCADE | RESTRICT ]</text:p>
      <text:h text:style-name="Heading_20_3" text:outline-level="3">DROP SCHEMA</text:h>
      <text:p text:style-name="Text_20_body">Remove a schema.</text:p>
      <text:p text:style-name="P2">DROP SCHEMA name [, ...] [ CASCADE | RESTRICT ]</text:p>
      <text:h text:style-name="Heading_20_3" text:outline-level="3">DROP SEQUENCE</text:h>
      <text:p text:style-name="Text_20_body">Remove a sequence.</text:p>
      <text:p text:style-name="P2">DROP SEQUENCE name [, ...] [ CASCADE | RESTRICT ]</text:p>
      <text:h text:style-name="Heading_20_3" text:outline-level="3">DROP TABLE</text:h>
      <text:p text:style-name="Text_20_body">Remove a table.</text:p>
      <text:p text:style-name="P2">DROP TABLE name [, ...] [ CASCADE | RESTRICT ]</text:p>
      <text:h text:style-name="Heading_20_3" text:outline-level="3">DROP TABLESPACE</text:h>
      <text:p text:style-name="Text_20_body">Remove a tablespace.</text:p>
      <text:p text:style-name="P2">DROP TABLESPACE tablespace_name</text:p>
      <text:h text:style-name="Heading_20_3" text:outline-level="3">DROP TRIGGER</text:h>
      <text:p text:style-name="Text_20_body">Remove a trigger.</text:p>
      <text:p text:style-name="P2">DROP TRIGGER name ON table [ CASCADE | RESTRICT ]</text:p>
      <text:h text:style-name="Heading_20_3" text:outline-level="3">DROP TYPE</text:h>
      <text:p text:style-name="Text_20_body">Remove a data type.</text:p>
      <text:p text:style-name="P2">DROP TYPE name [, ...] [ CASCADE | RESTRICT ]</text:p>
      <text:h text:style-name="Heading_20_3" text:outline-level="3">DROP USER</text:h>
      <text:p text:style-name="Text_20_body">Remove a database user account.</text:p>
      <text:p text:style-name="P2">DROP USER name</text:p>
      <text:h text:style-name="Heading_20_3" text:outline-level="3"><text:soft-page-break/>DROP VIEW</text:h>
      <text:p text:style-name="Text_20_body">Remove a view.</text:p>
      <text:p text:style-name="P2">DROP VIEW name [, ...] [ CASCADE | RESTRICT ]</text:p>
      <text:h text:style-name="Heading_20_3" text:outline-level="3">END</text:h>
      <text:p text:style-name="Text_20_body">Commit the current transaction.</text:p>
      <text:p text:style-name="P2">END [ WORK | TRANSACTION ]</text:p>
      <text:h text:style-name="Heading_20_3" text:outline-level="3">EXECUTE</text:h>
      <text:p text:style-name="Text_20_body">Execute a prepared statement.</text:p>
      <text:p text:style-name="P2">EXECUTE plan_name [ (parameter [, ...] ) ]</text:p>
      <text:h text:style-name="Heading_20_3" text:outline-level="3">EXPLAIN</text:h>
      <text:p text:style-name="Text_20_body">Show the execution plan of a statement.</text:p>
      <text:p text:style-name="P2">EXPLAIN [ ANALYZE ] [ VERBOSE ] statement</text:p>
      <text:h text:style-name="Heading_20_3" text:outline-level="3">FETCH</text:h>
      <text:p text:style-name="Text_20_body">Retrieve rows from a query using a cursor.</text:p>
      <text:p text:style-name="P2">FETCH [ direction { FROM | IN } ] cursor_name</text:p>
      <text:p text:style-name="Text_20_body">Where <text:span text:style-name="T2">direction</text:span> can be empty or one of −</text:p>
      <text:p text:style-name="Preformatted_20_Text">NEXT</text:p>
      <text:p text:style-name="Preformatted_20_Text">PRIOR</text:p>
      <text:p text:style-name="Preformatted_20_Text">FIRST</text:p>
      <text:p text:style-name="Preformatted_20_Text">LAST</text:p>
      <text:p text:style-name="Preformatted_20_Text">ABSOLUTE count</text:p>
      <text:p text:style-name="Preformatted_20_Text">RELATIVE count</text:p>
      <text:p text:style-name="Preformatted_20_Text">count</text:p>
      <text:p text:style-name="Preformatted_20_Text">ALL</text:p>
      <text:p text:style-name="Preformatted_20_Text">FORWARD</text:p>
      <text:p text:style-name="Preformatted_20_Text">FORWARD count</text:p>
      <text:p text:style-name="Preformatted_20_Text">FORWARD ALL</text:p>
      <text:p text:style-name="Preformatted_20_Text">BACKWARD</text:p>
      <text:p text:style-name="Preformatted_20_Text">BACKWARD count</text:p>
      <text:p text:style-name="P2">BACKWARD ALL</text:p>
      <text:h text:style-name="Heading_20_3" text:outline-level="3">GRANT</text:h>
      <text:p text:style-name="Text_20_body">Define access privileges.</text:p>
      <text:p text:style-name="Preformatted_20_Text">GRANT { { SELECT | INSERT | UPDATE | DELETE | RULE | REFERENCES | TRIGGER }</text:p>
      <text:p text:style-name="Preformatted_20_Text">[,...] | ALL [ PRIVILEGES ] }</text:p>
      <text:p text:style-name="Preformatted_20_Text">ON [ TABLE ] table_name [, ...]</text:p>
      <text:p text:style-name="Preformatted_20_Text">TO { username | GROUP group_name | PUBLIC } [, ...] [ WITH GRANT OPTION ]</text:p>
      <text:p text:style-name="Preformatted_20_Text"/>
      <text:p text:style-name="Preformatted_20_Text">GRANT { { CREATE | TEMPORARY | TEMP } [,...] | ALL [ PRIVILEGES ] }</text:p>
      <text:p text:style-name="Preformatted_20_Text">ON DATABASE db_name [, ...]</text:p>
      <text:p text:style-name="Preformatted_20_Text">TO { username | GROUP group_name | PUBLIC } [, ...] [ WITH GRANT OPTION ]</text:p>
      <text:p text:style-name="Preformatted_20_Text"><text:soft-page-break/></text:p>
      <text:p text:style-name="Preformatted_20_Text">GRANT { CREATE | ALL [ PRIVILEGES ] }</text:p>
      <text:p text:style-name="Preformatted_20_Text">ON TABLESPACE tablespace_name [, ...]</text:p>
      <text:p text:style-name="Preformatted_20_Text">TO { username | GROUP group_name | PUBLIC } [, ...] [ WITH GRANT OPTION ]</text:p>
      <text:p text:style-name="Preformatted_20_Text"/>
      <text:p text:style-name="Preformatted_20_Text">GRANT { EXECUTE | ALL [ PRIVILEGES ] }</text:p>
      <text:p text:style-name="Preformatted_20_Text">ON FUNCTION func_name ([type, ...]) [, ...]</text:p>
      <text:p text:style-name="Preformatted_20_Text">TO { username | GROUP group_name | PUBLIC } [, ...] [ WITH GRANT OPTION ]</text:p>
      <text:p text:style-name="Preformatted_20_Text"/>
      <text:p text:style-name="Preformatted_20_Text">GRANT { USAGE | ALL [ PRIVILEGES ] }</text:p>
      <text:p text:style-name="Preformatted_20_Text">ON LANGUAGE lang_name [, ...]</text:p>
      <text:p text:style-name="Preformatted_20_Text">TO { username | GROUP group_name | PUBLIC } [, ...] [ WITH GRANT OPTION ]</text:p>
      <text:p text:style-name="Preformatted_20_Text"/>
      <text:p text:style-name="Preformatted_20_Text">GRANT { { CREATE | USAGE } [,...] | ALL [ PRIVILEGES ] }</text:p>
      <text:p text:style-name="Preformatted_20_Text">ON SCHEMA schema_name [, ...]</text:p>
      <text:p text:style-name="P2">TO { username | GROUP group_name | PUBLIC } [, ...] [ WITH GRANT OPTION ]</text:p>
      <text:h text:style-name="Heading_20_3" text:outline-level="3">INSERT</text:h>
      <text:p text:style-name="Text_20_body">Create new rows in a table.</text:p>
      <text:p text:style-name="Preformatted_20_Text">INSERT INTO table [ ( column [, ...] ) ]</text:p>
      <text:p text:style-name="P2">{ DEFAULT VALUES | VALUES ( { expression | DEFAULT } [, ...] ) | query }</text:p>
      <text:h text:style-name="Heading_20_3" text:outline-level="3">LISTEN</text:h>
      <text:p text:style-name="Text_20_body">Listen for a notification.</text:p>
      <text:p text:style-name="P2">LISTEN name</text:p>
      <text:h text:style-name="Heading_20_3" text:outline-level="3">LOAD</text:h>
      <text:p text:style-name="Text_20_body">Load or reload a shared library file.</text:p>
      <text:p text:style-name="P2">LOAD 'filename'</text:p>
      <text:h text:style-name="Heading_20_3" text:outline-level="3">LOCK</text:h>
      <text:p text:style-name="Text_20_body">Lock a table.</text:p>
      <text:p text:style-name="P2">LOCK [ TABLE ] name [, ...] [ IN lock_mode MODE ] [ NOWAIT ]</text:p>
      <text:p text:style-name="Text_20_body">Where <text:span text:style-name="T2">lock_mode</text:span> is one of −</text:p>
      <text:p text:style-name="Preformatted_20_Text">ACCESS SHARE | ROW SHARE | ROW EXCLUSIVE | SHARE UPDATE EXCLUSIVE</text:p>
      <text:p text:style-name="P2">| SHARE | SHARE ROW EXCLUSIVE | EXCLUSIVE | ACCESS EXCLUSIVE</text:p>
      <text:h text:style-name="Heading_20_3" text:outline-level="3">MOVE</text:h>
      <text:p text:style-name="Text_20_body">Position a cursor.</text:p>
      <text:p text:style-name="P2">MOVE [ direction { FROM | IN } ] cursor_name</text:p>
      <text:h text:style-name="Heading_20_3" text:outline-level="3">NOTIFY</text:h>
      <text:p text:style-name="Text_20_body">Generate a notification.</text:p>
      <text:p text:style-name="P2">NOTIFY name</text:p>
      <text:h text:style-name="Heading_20_3" text:outline-level="3"><text:soft-page-break/>PREPARE</text:h>
      <text:p text:style-name="Text_20_body">Prepare a statement for execution.</text:p>
      <text:p text:style-name="P2">PREPARE plan_name [ (data_type [, ...] ) ] AS statement</text:p>
      <text:h text:style-name="Heading_20_3" text:outline-level="3">REINDEX</text:h>
      <text:p text:style-name="Text_20_body">Rebuild indexes.</text:p>
      <text:p text:style-name="P2">REINDEX { DATABASE | TABLE | INDEX } name [ FORCE ]</text:p>
      <text:h text:style-name="Heading_20_3" text:outline-level="3">RELEASE SAVEPOINT</text:h>
      <text:p text:style-name="Text_20_body">Destroy a previously defined savepoint.</text:p>
      <text:p text:style-name="P2">RELEASE [ SAVEPOINT ] savepoint_name</text:p>
      <text:h text:style-name="Heading_20_3" text:outline-level="3">RESET</text:h>
      <text:p text:style-name="Text_20_body">Restore the value of a runtime parameter to the default value.</text:p>
      <text:p text:style-name="Preformatted_20_Text">RESET name</text:p>
      <text:p text:style-name="P2">RESET ALL</text:p>
      <text:h text:style-name="Heading_20_3" text:outline-level="3">REVOKE</text:h>
      <text:p text:style-name="Text_20_body">Remove access privileges.</text:p>
      <text:p text:style-name="Preformatted_20_Text">REVOKE [ GRANT OPTION FOR ]</text:p>
      <text:p text:style-name="Preformatted_20_Text">{ { SELECT | INSERT | UPDATE | DELETE | RULE | REFERENCES | TRIGGER }</text:p>
      <text:p text:style-name="Preformatted_20_Text">[,...] | ALL [ PRIVILEGES ] }</text:p>
      <text:p text:style-name="Preformatted_20_Text">ON [ TABLE ] table_name [, ...]</text:p>
      <text:p text:style-name="Preformatted_20_Text">FROM { username | GROUP group_name | PUBLIC } [, ...]</text:p>
      <text:p text:style-name="Preformatted_20_Text">[ CASCADE | RESTRICT ]</text:p>
      <text:p text:style-name="Preformatted_20_Text"/>
      <text:p text:style-name="Preformatted_20_Text">REVOKE [ GRANT OPTION FOR ]</text:p>
      <text:p text:style-name="Preformatted_20_Text">{ { CREATE | TEMPORARY | TEMP } [,...] | ALL [ PRIVILEGES ] }</text:p>
      <text:p text:style-name="Preformatted_20_Text">ON DATABASE db_name [, ...]</text:p>
      <text:p text:style-name="Preformatted_20_Text">FROM { username | GROUP group_name | PUBLIC } [, ...]</text:p>
      <text:p text:style-name="Preformatted_20_Text">[ CASCADE | RESTRICT ]</text:p>
      <text:p text:style-name="Preformatted_20_Text"/>
      <text:p text:style-name="Preformatted_20_Text">REVOKE [ GRANT OPTION FOR ]</text:p>
      <text:p text:style-name="Preformatted_20_Text">{ CREATE | ALL [ PRIVILEGES ] }</text:p>
      <text:p text:style-name="Preformatted_20_Text">ON TABLESPACE tablespace_name [, ...]</text:p>
      <text:p text:style-name="Preformatted_20_Text">FROM { username | GROUP group_name | PUBLIC } [, ...]</text:p>
      <text:p text:style-name="Preformatted_20_Text">[ CASCADE | RESTRICT ]</text:p>
      <text:p text:style-name="Preformatted_20_Text"/>
      <text:p text:style-name="Preformatted_20_Text">REVOKE [ GRANT OPTION FOR ]</text:p>
      <text:p text:style-name="Preformatted_20_Text">{ EXECUTE | ALL [ PRIVILEGES ] }</text:p>
      <text:p text:style-name="Preformatted_20_Text">ON FUNCTION func_name ([type, ...]) [, ...]</text:p>
      <text:p text:style-name="Preformatted_20_Text">FROM { username | GROUP group_name | PUBLIC } [, ...]</text:p>
      <text:p text:style-name="Preformatted_20_Text">[ CASCADE | RESTRICT ]</text:p>
      <text:p text:style-name="Preformatted_20_Text"/>
      <text:p text:style-name="Preformatted_20_Text">REVOKE [ GRANT OPTION FOR ]</text:p>
      <text:p text:style-name="Preformatted_20_Text">{ USAGE | ALL [ PRIVILEGES ] }</text:p>
      <text:p text:style-name="Preformatted_20_Text">ON LANGUAGE lang_name [, ...]</text:p>
      <text:p text:style-name="Preformatted_20_Text">FROM { username | GROUP group_name | PUBLIC } [, ...]</text:p>
      <text:p text:style-name="Preformatted_20_Text">[ CASCADE | RESTRICT ]</text:p>
      <text:p text:style-name="Preformatted_20_Text"/>
      <text:p text:style-name="Preformatted_20_Text"><text:soft-page-break/>REVOKE [ GRANT OPTION FOR ]</text:p>
      <text:p text:style-name="Preformatted_20_Text">{ { CREATE | USAGE } [,...] | ALL [ PRIVILEGES ] }</text:p>
      <text:p text:style-name="Preformatted_20_Text">ON SCHEMA schema_name [, ...]</text:p>
      <text:p text:style-name="Preformatted_20_Text">FROM { username | GROUP group_name | PUBLIC } [, ...]</text:p>
      <text:p text:style-name="P2">[ CASCADE | RESTRICT ]</text:p>
      <text:h text:style-name="Heading_20_3" text:outline-level="3">ROLLBACK</text:h>
      <text:p text:style-name="Text_20_body">Abort the current transaction.</text:p>
      <text:p text:style-name="P2">ROLLBACK [ WORK | TRANSACTION ]</text:p>
      <text:h text:style-name="Heading_20_3" text:outline-level="3">ROLLBACK TO SAVEPOINT</text:h>
      <text:p text:style-name="Text_20_body">Roll back to a savepoint.</text:p>
      <text:p text:style-name="P2">ROLLBACK [ WORK | TRANSACTION ] TO [ SAVEPOINT ] savepoint_name</text:p>
      <text:h text:style-name="Heading_20_3" text:outline-level="3">SAVEPOINT</text:h>
      <text:p text:style-name="Text_20_body">Define a new savepoint within the current transaction.</text:p>
      <text:p text:style-name="P2">SAVEPOINT savepoint_name</text:p>
      <text:h text:style-name="Heading_20_3" text:outline-level="3">SELECT</text:h>
      <text:p text:style-name="Text_20_body">Retrieve rows from a table or view.</text:p>
      <text:p text:style-name="Preformatted_20_Text">SELECT [ ALL | DISTINCT [ ON ( expression [, ...] ) ] ]</text:p>
      <text:p text:style-name="Preformatted_20_Text">* | expression [ AS output_name ] [, ...]</text:p>
      <text:p text:style-name="Preformatted_20_Text">[ FROM from_item [, ...] ]</text:p>
      <text:p text:style-name="Preformatted_20_Text">[ WHERE condition ]</text:p>
      <text:p text:style-name="Preformatted_20_Text">[ GROUP BY expression [, ...] ]</text:p>
      <text:p text:style-name="Preformatted_20_Text">[ HAVING condition [, ...] ]</text:p>
      <text:p text:style-name="Preformatted_20_Text">[ { UNION | INTERSECT | EXCEPT } [ ALL ] select ]</text:p>
      <text:p text:style-name="Preformatted_20_Text">[ ORDER BY expression [ ASC | DESC | USING operator ] [, ...] ]</text:p>
      <text:p text:style-name="Preformatted_20_Text">[ LIMIT { count | ALL } ]</text:p>
      <text:p text:style-name="Preformatted_20_Text">[ OFFSET start ]</text:p>
      <text:p text:style-name="P2">[ FOR UPDATE [ OF table_name [, ...] ] ]</text:p>
      <text:p text:style-name="Text_20_body">Where <text:span text:style-name="T2">from_item</text:span> can be one of: </text:p>
      <text:p text:style-name="Preformatted_20_Text">[ ONLY ] table_name [ * ] [ [ AS ] alias [ ( column_alias [, ...] ) ] ]</text:p>
      <text:p text:style-name="Preformatted_20_Text">( select ) [ AS ] alias [ ( column_alias [, ...] ) ]</text:p>
      <text:p text:style-name="Preformatted_20_Text">function_name ( [ argument [, ...] ] )</text:p>
      <text:p text:style-name="Preformatted_20_Text">[ AS ] alias [ ( column_alias [, ...] | column_definition [, ...] ) ]</text:p>
      <text:p text:style-name="Preformatted_20_Text">function_name ( [ argument [, ...] ] ) AS ( column_definition [, ...] )</text:p>
      <text:p text:style-name="Preformatted_20_Text">from_item [ NATURAL ] join_type from_item</text:p>
      <text:p text:style-name="P2">[ ON join_condition | USING ( join_column [, ...] ) ]</text:p>
      <text:h text:style-name="Heading_20_3" text:outline-level="3">SELECT INTO</text:h>
      <text:p text:style-name="Text_20_body">Define a new table from the results of a query.</text:p>
      <text:p text:style-name="Preformatted_20_Text">SELECT [ ALL | DISTINCT [ ON ( expression [, ...] ) ] ]</text:p>
      <text:p text:style-name="Preformatted_20_Text">* | expression [ AS output_name ] [, ...]</text:p>
      <text:p text:style-name="Preformatted_20_Text">INTO [ TEMPORARY | TEMP ] [ TABLE ] new_table</text:p>
      <text:p text:style-name="Preformatted_20_Text">[ FROM from_item [, ...] ]</text:p>
      <text:p text:style-name="Preformatted_20_Text">[ WHERE condition ]</text:p>
      <text:p text:style-name="Preformatted_20_Text"><text:soft-page-break/>[ GROUP BY expression [, ...] ]</text:p>
      <text:p text:style-name="Preformatted_20_Text">[ HAVING condition [, ...] ]</text:p>
      <text:p text:style-name="Preformatted_20_Text">[ { UNION | INTERSECT | EXCEPT } [ ALL ] select ]</text:p>
      <text:p text:style-name="Preformatted_20_Text">[ ORDER BY expression [ ASC | DESC | USING operator ] [, ...] ]</text:p>
      <text:p text:style-name="Preformatted_20_Text">[ LIMIT { count | ALL } ]</text:p>
      <text:p text:style-name="Preformatted_20_Text">[ OFFSET start ]</text:p>
      <text:p text:style-name="P2">[ FOR UPDATE [ OF table_name [, ...] ] ]</text:p>
      <text:h text:style-name="Heading_20_3" text:outline-level="3">SET</text:h>
      <text:p text:style-name="Text_20_body">Change a runtime parameter.</text:p>
      <text:p text:style-name="Preformatted_20_Text">SET [ SESSION | LOCAL ] name { TO | = } { value | 'value' | DEFAULT }</text:p>
      <text:p text:style-name="P2">SET [ SESSION | LOCAL ] TIME ZONE { time_zone | LOCAL | DEFAULT }</text:p>
      <text:h text:style-name="Heading_20_3" text:outline-level="3">SET CONSTRAINTS</text:h>
      <text:p text:style-name="Text_20_body">Set constraint checking modes for the current transaction.</text:p>
      <text:p text:style-name="P2">SET CONSTRAINTS { ALL | name [, ...] } { DEFERRED | IMMEDIATE }</text:p>
      <text:h text:style-name="Heading_20_3" text:outline-level="3">SET SESSION AUTHORIZATION</text:h>
      <text:p text:style-name="Text_20_body">Set the session user identifier and the current user identifier of the current session.</text:p>
      <text:p text:style-name="Preformatted_20_Text">SET [ SESSION | LOCAL ] SESSION AUTHORIZATION username</text:p>
      <text:p text:style-name="Preformatted_20_Text">SET [ SESSION | LOCAL ] SESSION AUTHORIZATION DEFAULT</text:p>
      <text:p text:style-name="P2">RESET SESSION AUTHORIZATION</text:p>
      <text:h text:style-name="Heading_20_3" text:outline-level="3">SET TRANSACTION</text:h>
      <text:p text:style-name="Text_20_body">Set the characteristics of the current transaction.</text:p>
      <text:p text:style-name="Preformatted_20_Text">SET TRANSACTION transaction_mode [, ...]</text:p>
      <text:p text:style-name="P2">SET SESSION CHARACTERISTICS AS TRANSACTION transaction_mode [, ...]</text:p>
      <text:p text:style-name="Text_20_body">Where <text:span text:style-name="T2">transaction_mode</text:span> is one of −</text:p>
      <text:p text:style-name="Preformatted_20_Text">ISOLATION LEVEL { SERIALIZABLE | REPEATABLE READ | READ COMMITTED</text:p>
      <text:p text:style-name="Preformatted_20_Text">| READ UNCOMMITTED }</text:p>
      <text:p text:style-name="P2">READ WRITE | READ ONLY</text:p>
      <text:h text:style-name="Heading_20_3" text:outline-level="3">SHOW</text:h>
      <text:p text:style-name="Text_20_body">Show the value of a runtime parameter.</text:p>
      <text:p text:style-name="Preformatted_20_Text">SHOW name</text:p>
      <text:p text:style-name="P2">SHOW ALL</text:p>
      <text:h text:style-name="Heading_20_3" text:outline-level="3">START TRANSACTION</text:h>
      <text:p text:style-name="Text_20_body">Start a transaction block.</text:p>
      <text:p text:style-name="P2">START TRANSACTION [ transaction_mode [, ...] ]</text:p>
      <text:p text:style-name="Text_20_body">Where <text:span text:style-name="T2">transaction_mode</text:span> is one of −</text:p>
      <text:p text:style-name="Preformatted_20_Text">ISOLATION LEVEL { SERIALIZABLE | REPEATABLE READ | READ COMMITTED</text:p>
      <text:p text:style-name="Preformatted_20_Text"><text:soft-page-break/>| READ UNCOMMITTED }</text:p>
      <text:p text:style-name="P2">READ WRITE | READ ONLY</text:p>
      <text:h text:style-name="Heading_20_3" text:outline-level="3">TRUNCATE</text:h>
      <text:p text:style-name="Text_20_body">Empty a table.</text:p>
      <text:p text:style-name="P2">TRUNCATE [ TABLE ] name</text:p>
      <text:h text:style-name="Heading_20_3" text:outline-level="3">UNLISTEN</text:h>
      <text:p text:style-name="Text_20_body">Stop listening for a notification.</text:p>
      <text:p text:style-name="P2">UNLISTEN { name | * }</text:p>
      <text:h text:style-name="Heading_20_3" text:outline-level="3">UPDATE</text:h>
      <text:p text:style-name="Text_20_body">Update rows of a table.</text:p>
      <text:p text:style-name="Preformatted_20_Text">UPDATE [ ONLY ] table SET column = { expression | DEFAULT } [, ...]</text:p>
      <text:p text:style-name="Preformatted_20_Text">[ FROM from_list ]</text:p>
      <text:p text:style-name="P2">[ WHERE condition ]</text:p>
      <text:h text:style-name="Heading_20_3" text:outline-level="3">VACUUM</text:h>
      <text:p text:style-name="Text_20_body">Garbage-collect and optionally analyze a database.</text:p>
      <text:p text:style-name="Preformatted_20_Text">VACUUM [ FULL ] [ FREEZE ] [ VERBOSE ] [ table ]</text:p>
      <text:p text:style-name="P2">VACUUM [ FULL ] [ FREEZE ] [ VERBOSE ] ANALYZE [ table [ (column [, ...] ) ] 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th" svg:font-family="'MathJax Math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7:35:11.675089312</meta:creation-date>
    <dc:date>2017-08-29T07:35:40.622371918</dc:date>
    <meta:editing-duration>PT30S</meta:editing-duration>
    <meta:editing-cycles>1</meta:editing-cycles>
    <meta:document-statistic meta:table-count="1" meta:image-count="0" meta:object-count="0" meta:page-count="18" meta:paragraph-count="667" meta:word-count="3987" meta:character-count="21000" meta:non-whitespace-character-count="17489"/>
    <meta:generator>LibreOffice/5.1.6.2$Linux_X86_64 LibreOffice_project/10m0$Build-2</meta:generator>
  </office:meta>
</office:document-meta>
</file>